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6.909cm" fo:margin-left="0.037cm" table:align="left"/>
    </style:style>
    <style:style style:name="Tableau5.A" style:family="table-column">
      <style:table-column-properties style:column-width="3.415cm"/>
    </style:style>
    <style:style style:name="Tableau5.B" style:family="table-column">
      <style:table-column-properties style:column-width="2.238cm"/>
    </style:style>
    <style:style style:name="Tableau5.C" style:family="table-column">
      <style:table-column-properties style:column-width="2.124cm"/>
    </style:style>
    <style:style style:name="Tableau5.D" style:family="table-column">
      <style:table-column-properties style:column-width="2.782cm"/>
    </style:style>
    <style:style style:name="Tableau5.E" style:family="table-column">
      <style:table-column-properties style:column-width="2.935cm"/>
    </style:style>
    <style:style style:name="Tableau5.F" style:family="table-column">
      <style:table-column-properties style:column-width="2.164cm"/>
    </style:style>
    <style:style style:name="Tableau5.G" style:family="table-column">
      <style:table-column-properties style:column-width="1.251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5.G1" style:family="table-cell">
      <style:table-cell-properties style:vertical-align="middle" fo:padding="0.097cm" fo:border="0.05pt solid #000000" style:writing-mode="lr-tb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5.12" style:family="table-row">
      <style:table-row-properties style:min-row-height="2.868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s1" text:anchor-type="paragraph" svg:x="11.589cm" svg:y="0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0" text:outline-level="1"/>
      <text:h text:style-name="P10" text:outline-level="1">Fiche d'itération Prévisionnelle n°3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11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11/11/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1" text:outline-level="1">Fiche d'itération Prévisionnelle n°3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prévu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3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13/11/2013</text:p>
          </table:table-cell>
          <table:table-cell table:style-name="Tableau5.A2" office:value-type="string">
            <text:p text:style-name="P6">13/11/2013 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collisions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sauts et de la gravité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Gestion des bombes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éation de la factory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Bilan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Fiche itération réelle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<text:s/>Fiche itération prévisionnelle 4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18/11/2013</text:p>
          </table:table-cell>
          <table:table-cell table:style-name="Tableau5.A2" office:value-type="string">
            <text:p text:style-name="P6">18/11/2013</text:p>
            <text:p text:style-name="P6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2">
          <table:table-cell table:style-name="Tableau5.A2" office:value-type="string">
            <text:p text:style-name="P6">Ordre du jour de la réunion externe 4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4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>18/11/2013</text:p>
            <text:p text:style-name="P5">21h00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8/11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19/11/2013</text:p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VAZ Jeremy</meta:initial-creator>
    <meta:creation-date>2013-11-04T22:16:00Z</meta:creation-date>
    <dc:date>2013-11-11T19:27:14</dc:date>
    <meta:print-date>2013-11-04T20:40:00Z</meta:print-date>
    <meta:editing-cycles>23</meta:editing-cycles>
    <meta:editing-duration>PT44M51S</meta:editing-duration>
    <dc:creator>Quentin </dc:creator>
    <meta:document-statistic meta:table-count="5" meta:image-count="1" meta:object-count="0" meta:page-count="2" meta:paragraph-count="91" meta:word-count="187" meta:character-count="1247" meta:non-whitespace-character-count="1148"/>
    <meta:template xlink:type="simple" xlink:actuate="onRequest" xlink:title="" xlink:href="../../../../../../../../H:/%255BPROJET3%255D%255BGrpC%255Dfiche_it%25C3%25A9ration_PREVISIONNELLE_n%25C2%25B01_23-10-13_v1.1.odt/Normal.dotm"/>
  </office:meta>
</office:document-meta>
</file>